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6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JOHN 15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FRUIT BEARING (15:1-8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FRUIT BEARING (15:1-8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symbols (15:1, 5a-5b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The symbols (15:1, 5a-5b)<text:s text:c="1"/></text:span><text:span text:style-name="a452" text:class-names=""/></text:p>
          </draw:text-box>
          <svg:title/>
          <svg:desc/>
        </draw:frame>
        <draw:frame draw:id="id88" presentation:style-name="a467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The Son is the true vine (15:1a, 5a).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The Father is the gardener (15:1b).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><text:s text:c="1"/>The believer is the branch (15:5b).<text:s text:c="1"/></text:span></text:p>
              </text:list-item>
            </text:list>
            <text:list text:style-name="a466">
              <text:list-item>
                <text:p text:style-name="a465" text:class-names="" text:cond-style-name=""><text:span text:style-name="a464" text:class-names=""/></text:p>
              </text:list-item>
            </text:list>
          </draw:text-box>
          <svg:title/>
          <svg:desc/>
        </draw:frame>
      </draw:page>
      <draw:page draw:name="Slide4" draw:style-name="a468" draw:master-page-name="Master1-Layout12-tx-Title-and-Text" presentation:presentation-page-layout-name="Master1-PPL12" draw:id="Slide-259">
        <draw:frame draw:id="id89" presentation:style-name="a472" draw:name="Title 1" svg:x="1.38in" svg:y="0.4in" svg:width="10.6in" svg:height="1.44965in" presentation:class="title" presentation:placeholder="false">
          <draw:text-box>
            <text:p text:style-name="a471" text:class-names="" text:cond-style-name=""><text:span text:style-name="a469" text:class-names="">FRUIT BEARING (15:1-8)<text:s text:c="1"/></text:span><text:span text:style-name="a470" text:class-names=""/></text:p>
          </draw:text-box>
          <svg:title/>
          <svg:desc/>
        </draw:frame>
        <draw:frame draw:id="id90" presentation:style-name="a482" draw:name="Text Placeholder 2" svg:x="1.38in" svg:y="2in" svg:width="9.4in" svg:height="4.75868in" presentation:class="outline" presentation:placeholder="false">
          <draw:text-box>
            <text:list text:style-name="a475">
              <text:list-item>
                <text:p text:style-name="a474" text:class-names="" text:cond-style-name=""><text:span text:style-name="a473" text:class-names=""><text:s text:c="1"/>The symbols (15:1, 5a-5b)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><text:s text:c="1"/>The steps (15:2-4, 5c-6)<text:s text:c="1"/></text:span></text:p>
              </text:list-item>
            </text:list>
            <text:list text:style-name="a481">
              <text:list-item>
                <text:p text:style-name="a480" text:class-names="" text:cond-style-name=""><text:span text:style-name="a479" text:class-names=""/></text:p>
              </text:list-item>
            </text:list>
          </draw:text-box>
          <svg:title/>
          <svg:desc/>
        </draw:frame>
      </draw:page>
      <draw:page draw:name="Slide5" draw:style-name="a483" draw:master-page-name="Master1-Layout12-tx-Title-and-Text" presentation:presentation-page-layout-name="Master1-PPL12" draw:id="Slide-260">
        <draw:frame draw:id="id91" presentation:style-name="a487" draw:name="Title 1" svg:x="1.38in" svg:y="0.4in" svg:width="10.6in" svg:height="1.44965in" presentation:class="title" presentation:placeholder="false">
          <draw:text-box>
            <text:p text:style-name="a486" text:class-names="" text:cond-style-name=""><text:span text:style-name="a484" text:class-names=""><text:s text:c="1"/>The steps (15:2-4, 5c-6)<text:s text:c="1"/></text:span><text:span text:style-name="a485" text:class-names=""/></text:p>
          </draw:text-box>
          <svg:title/>
          <svg:desc/>
        </draw:frame>
        <draw:frame draw:id="id92" presentation:style-name="a497" draw:name="Text Placeholder 2" svg:x="1.38in" svg:y="2in" svg:width="9.4in" svg:height="4.75868in" presentation:class="outline" presentation:placeholder="false">
          <draw:text-box>
            <text:list text:style-name="a490">
              <text:list-item>
                <text:p text:style-name="a489" text:class-names="" text:cond-style-name=""><text:span text:style-name="a488" text:class-names=""><text:s text:c="1"/>We must submit to pruning by the Father (15:2-3).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><text:s text:c="1"/>We must abide in the Son (15:4, 5c-6).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/></text:p>
              </text:list-item>
            </text:list>
          </draw:text-box>
          <svg:title/>
          <svg:desc/>
        </draw:frame>
      </draw:page>
      <draw:page draw:name="Slide6" draw:style-name="a498" draw:master-page-name="Master1-Layout12-tx-Title-and-Text" presentation:presentation-page-layout-name="Master1-PPL12" draw:id="Slide-261">
        <draw:frame draw:id="id93" presentation:style-name="a502" draw:name="Title 1" svg:x="1.38in" svg:y="0.4in" svg:width="10.6in" svg:height="1.44965in" presentation:class="title" presentation:placeholder="false">
          <draw:text-box>
            <text:p text:style-name="a501" text:class-names="" text:cond-style-name=""><text:span text:style-name="a499" text:class-names="">FRUIT BEARING (15:1-8)<text:s text:c="1"/></text:span><text:span text:style-name="a500" text:class-names=""/></text:p>
          </draw:text-box>
          <svg:title/>
          <svg:desc/>
        </draw:frame>
        <draw:frame draw:id="id94" presentation:style-name="a515" draw:name="Text Placeholder 2" svg:x="1.38in" svg:y="2in" svg:width="9.4in" svg:height="4.75868in" presentation:class="outline" presentation:placeholder="false">
          <draw:text-box>
            <text:list text:style-name="a505">
              <text:list-item>
                <text:p text:style-name="a504" text:class-names="" text:cond-style-name=""><text:span text:style-name="a503" text:class-names=""><text:s text:c="1"/>The symbols (15:1, 5a-5b)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The steps (15:2-4, 5c-6)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><text:s text:c="1"/>The success (15:7-8)<text:s text:c="1"/>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/></text:p>
              </text:list-item>
            </text:list>
          </draw:text-box>
          <svg:title/>
          <svg:desc/>
        </draw:frame>
      </draw:page>
      <draw:page draw:name="Slide7" draw:style-name="a516" draw:master-page-name="Master1-Layout12-tx-Title-and-Text" presentation:presentation-page-layout-name="Master1-PPL12" draw:id="Slide-262">
        <draw:frame draw:id="id95" presentation:style-name="a520" draw:name="Title 1" svg:x="1.38in" svg:y="0.4in" svg:width="10.6in" svg:height="1.44965in" presentation:class="title" presentation:placeholder="false">
          <draw:text-box>
            <text:p text:style-name="a519" text:class-names="" text:cond-style-name=""><text:span text:style-name="a517" text:class-names=""><text:s text:c="1"/>The success (15:7-8)<text:s text:c="1"/></text:span><text:span text:style-name="a518" text:class-names=""/></text:p>
          </draw:text-box>
          <svg:title/>
          <svg:desc/>
        </draw:frame>
        <draw:frame draw:id="id96" presentation:style-name="a530" draw:name="Text Placeholder 2" svg:x="1.38in" svg:y="2in" svg:width="9.4in" svg:height="4.75868in" presentation:class="outline" presentation:placeholder="false">
          <draw:text-box>
            <text:list text:style-name="a523">
              <text:list-item>
                <text:p text:style-name="a522" text:class-names="" text:cond-style-name=""><text:span text:style-name="a521" text:class-names=""><text:s text:c="1"/>It results in bountiful fruit (15:7-8a).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><text:s text:c="1"/>It results in glorifying the Father (15:8b).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/></text:p>
              </text:list-item>
            </text:list>
          </draw:text-box>
          <svg:title/>
          <svg:desc/>
        </draw:frame>
      </draw:page>
      <draw:page draw:name="Slide8" draw:style-name="a531" draw:master-page-name="Master1-Layout12-tx-Title-and-Text" presentation:presentation-page-layout-name="Master1-PPL12" draw:id="Slide-263">
        <draw:frame draw:id="id97" presentation:style-name="a535" draw:name="Title 1" svg:x="1.38in" svg:y="0.4in" svg:width="10.6in" svg:height="1.44965in" presentation:class="title" presentation:placeholder="false">
          <draw:text-box>
            <text:p text:style-name="a534" text:class-names="" text:cond-style-name=""><text:span text:style-name="a532" text:class-names="">FRUIT BEARING (15:1-8)<text:s text:c="1"/></text:span><text:span text:style-name="a533" text:class-names=""/></text:p>
          </draw:text-box>
          <svg:title/>
          <svg:desc/>
        </draw:frame>
        <draw:frame draw:id="id98" presentation:style-name="a548" draw:name="Text Placeholder 2" svg:x="1.38in" svg:y="2in" svg:width="9.4in" svg:height="4.75868in" presentation:class="outline" presentation:placeholder="false">
          <draw:text-box>
            <text:list text:style-name="a538">
              <text:list-item>
                <text:p text:style-name="a537" text:class-names="" text:cond-style-name=""><text:span text:style-name="a536" text:class-names=""><text:s text:c="1"/>The symbols (15:1, 5a-5b)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><text:s text:c="1"/>The steps (15:2-4, 5c-6)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><text:s text:c="1"/>The success (15:7-8)<text:s text:c="1"/></text:span></text:p>
              </text:list-item>
            </text:list>
            <text:list text:style-name="a547">
              <text:list-item>
                <text:p text:style-name="a546" text:class-names="" text:cond-style-name=""><text:span text:style-name="a545" text:class-names=""/></text:p>
              </text:list-item>
            </text:list>
          </draw:text-box>
          <svg:title/>
          <svg:desc/>
        </draw:frame>
      </draw:page>
      <draw:page draw:name="Slide9" draw:style-name="a549" draw:master-page-name="Master1-Layout12-tx-Title-and-Text" presentation:presentation-page-layout-name="Master1-PPL12" draw:id="Slide-264">
        <draw:frame draw:id="id99" presentation:style-name="a553" draw:name="Title 1" svg:x="1.38in" svg:y="0.4in" svg:width="10.6in" svg:height="1.44965in" presentation:class="title" presentation:placeholder="false">
          <draw:text-box>
            <text:p text:style-name="a552" text:class-names="" text:cond-style-name=""><text:span text:style-name="a550" text:class-names="">JOHN 15</text:span><text:span text:style-name="a551" text:class-names=""/></text:p>
          </draw:text-box>
          <svg:title/>
          <svg:desc/>
        </draw:frame>
        <draw:frame draw:id="id100" presentation:style-name="a563" draw:name="Text Placeholder 2" svg:x="1.38in" svg:y="2in" svg:width="9.4in" svg:height="4.75868in" presentation:class="outline" presentation:placeholder="false">
          <draw:text-box>
            <text:list text:style-name="a556">
              <text:list-item>
                <text:p text:style-name="a555" text:class-names="" text:cond-style-name=""><text:span text:style-name="a554" text:class-names="">FRUIT BEARING (15:1-8)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>LOVING (15:9-17)<text:s text:c="1"/></text:span></text:p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/></text:p>
              </text:list-item>
            </text:list>
          </draw:text-box>
          <svg:title/>
          <svg:desc/>
        </draw:frame>
      </draw:page>
      <draw:page draw:name="Slide10" draw:style-name="a564" draw:master-page-name="Master1-Layout1-title-Title-Slide" presentation:presentation-page-layout-name="Master1-PPL1" draw:id="Slide-265">
        <draw:frame draw:id="id101" presentation:style-name="a568" draw:name="Title 1" svg:x="1.38in" svg:y="0.83in" svg:width="10.3in" svg:height="4.42in" presentation:class="title" presentation:placeholder="false">
          <draw:text-box>
            <text:p text:style-name="a567" text:class-names="" text:cond-style-name=""><text:span text:style-name="a565" text:class-names="">LOVING (15:9-17)<text:s text:c="1"/></text:span><text:span text:style-name="a566" text:class-names=""/></text:p>
          </draw:text-box>
          <svg:title/>
          <svg:desc/>
        </draw:frame>
        <draw:frame draw:id="id102" presentation:style-name="a573" draw:name="Subtitle 2" svg:x="1.38in" svg:y="5.25in" svg:width="10.3in" svg:height="1.85in" presentation:class="subtitle" presentation:placeholder="false">
          <draw:text-box>
            <text:p text:style-name="a570" text:class-names="" text:cond-style-name=""><text:span text:style-name="a569" text:class-names=""><text:s text:c="1"/>The priority (15:9-12)<text:s text:c="1"/></text:span></text:p>
            <text:p text:style-name="a572" text:class-names="" text:cond-style-name=""><text:span text:style-name="a571" text:class-names=""/></text:p>
          </draw:text-box>
          <svg:title/>
          <svg:desc/>
        </draw:frame>
      </draw:page>
      <draw:page draw:name="Slide11" draw:style-name="a574" draw:master-page-name="Master1-Layout12-tx-Title-and-Text" presentation:presentation-page-layout-name="Master1-PPL12" draw:id="Slide-266">
        <draw:frame draw:id="id103" presentation:style-name="a578" draw:name="Title 1" svg:x="1.38in" svg:y="0.4in" svg:width="10.6in" svg:height="1.44965in" presentation:class="title" presentation:placeholder="false">
          <draw:text-box>
            <text:p text:style-name="a577" text:class-names="" text:cond-style-name=""><text:span text:style-name="a575" text:class-names=""><text:s text:c="1"/>The priority (15:9-12)<text:s text:c="1"/></text:span><text:span text:style-name="a576" text:class-names=""/></text:p>
          </draw:text-box>
          <svg:title/>
          <svg:desc/>
        </draw:frame>
        <draw:frame draw:id="id104" presentation:style-name="a591" draw:name="Text Placeholder 2" svg:x="1.38in" svg:y="2in" svg:width="9.4in" svg:height="4.75868in" presentation:class="outline" presentation:placeholder="false">
          <draw:text-box>
            <text:list text:style-name="a581">
              <text:list-item>
                <text:p text:style-name="a580" text:class-names="" text:cond-style-name=""><text:span text:style-name="a579" text:class-names=""><text:s text:c="1"/>The Father loves the Son (15:9b, 10b).<text:s text:c="1"/></text:span></text:p>
              </text:list-item>
            </text:list>
            <text:list text:style-name="a584">
              <text:list-item>
                <text:p text:style-name="a583" text:class-names="" text:cond-style-name=""><text:span text:style-name="a582" text:class-names=""><text:s text:c="1"/>The Son loves the believer (15:9a, 10a, 11).<text:s text:c="1"/></text:span></text:p>
              </text:list-item>
            </text:list>
            <text:list text:style-name="a587">
              <text:list-item>
                <text:p text:style-name="a586" text:class-names="" text:cond-style-name=""><text:span text:style-name="a585" text:class-names=""><text:s text:c="1"/>The believer is to love other believers (15:12).<text:s text:c="1"/></text:span></text:p>
              </text:list-item>
            </text:list>
            <text:list text:style-name="a590">
              <text:list-item>
                <text:p text:style-name="a589" text:class-names="" text:cond-style-name=""><text:span text:style-name="a588" text:class-names=""/></text:p>
              </text:list-item>
            </text:list>
          </draw:text-box>
          <svg:title/>
          <svg:desc/>
        </draw:frame>
      </draw:page>
      <draw:page draw:name="Slide12" draw:style-name="a592" draw:master-page-name="Master1-Layout12-tx-Title-and-Text" presentation:presentation-page-layout-name="Master1-PPL12" draw:id="Slide-267">
        <draw:frame draw:id="id105" presentation:style-name="a596" draw:name="Title 1" svg:x="1.38in" svg:y="0.4in" svg:width="10.6in" svg:height="1.44965in" presentation:class="title" presentation:placeholder="false">
          <draw:text-box>
            <text:p text:style-name="a595" text:class-names="" text:cond-style-name=""><text:span text:style-name="a593" text:class-names="">LOVING (15:9-17)<text:s text:c="1"/></text:span><text:span text:style-name="a594" text:class-names=""/></text:p>
          </draw:text-box>
          <svg:title/>
          <svg:desc/>
        </draw:frame>
        <draw:frame draw:id="id106" presentation:style-name="a606" draw:name="Text Placeholder 2" svg:x="1.38in" svg:y="2in" svg:width="9.4in" svg:height="4.75868in" presentation:class="outline" presentation:placeholder="false">
          <draw:text-box>
            <text:list text:style-name="a599">
              <text:list-item>
                <text:p text:style-name="a598" text:class-names="" text:cond-style-name=""><text:span text:style-name="a597" text:class-names=""><text:s text:c="1"/>The priority (15:9-12)<text:s text:c="1"/></text:span></text:p>
              </text:list-item>
            </text:list>
            <text:list text:style-name="a602">
              <text:list-item>
                <text:p text:style-name="a601" text:class-names="" text:cond-style-name=""><text:span text:style-name="a600" text:class-names=""><text:s text:c="1"/>The proof (15:13-15)<text:s text:c="1"/></text:span></text:p>
              </text:list-item>
            </text:list>
            <text:list text:style-name="a605">
              <text:list-item>
                <text:p text:style-name="a604" text:class-names="" text:cond-style-name=""><text:span text:style-name="a603" text:class-names=""/></text:p>
              </text:list-item>
            </text:list>
          </draw:text-box>
          <svg:title/>
          <svg:desc/>
        </draw:frame>
      </draw:page>
      <draw:page draw:name="Slide13" draw:style-name="a607" draw:master-page-name="Master1-Layout12-tx-Title-and-Text" presentation:presentation-page-layout-name="Master1-PPL12" draw:id="Slide-268">
        <draw:frame draw:id="id107" presentation:style-name="a611" draw:name="Title 1" svg:x="1.38in" svg:y="0.4in" svg:width="10.6in" svg:height="1.44965in" presentation:class="title" presentation:placeholder="false">
          <draw:text-box>
            <text:p text:style-name="a610" text:class-names="" text:cond-style-name=""><text:span text:style-name="a608" text:class-names=""><text:s text:c="1"/>The proof (15:13-15)<text:s text:c="1"/></text:span><text:span text:style-name="a609" text:class-names=""/></text:p>
          </draw:text-box>
          <svg:title/>
          <svg:desc/>
        </draw:frame>
        <draw:frame draw:id="id108" presentation:style-name="a621" draw:name="Text Placeholder 2" svg:x="1.38in" svg:y="2in" svg:width="9.4in" svg:height="4.75868in" presentation:class="outline" presentation:placeholder="false">
          <draw:text-box>
            <text:list text:style-name="a614">
              <text:list-item>
                <text:p text:style-name="a613" text:class-names="" text:cond-style-name=""><text:span text:style-name="a612" text:class-names=""><text:s text:c="1"/>What Jesus will do for his disciples (15:13):<text:s text:c="1"/></text:span></text:p>
              </text:list-item>
            </text:list>
            <text:list text:style-name="a617">
              <text:list-item>
                <text:p text:style-name="a616" text:class-names="" text:cond-style-name=""><text:span text:style-name="a615" text:class-names=""><text:s text:c="1"/>What Jesus now does for his disciples (15:14-15):<text:s text:c="1"/></text:span></text:p>
              </text:list-item>
            </text:list>
            <text:list text:style-name="a620">
              <text:list-item>
                <text:p text:style-name="a619" text:class-names="" text:cond-style-name=""><text:span text:style-name="a618" text:class-names=""/></text:p>
              </text:list-item>
            </text:list>
          </draw:text-box>
          <svg:title/>
          <svg:desc/>
        </draw:frame>
      </draw:page>
      <draw:page draw:name="Slide14" draw:style-name="a622" draw:master-page-name="Master1-Layout12-tx-Title-and-Text" presentation:presentation-page-layout-name="Master1-PPL12" draw:id="Slide-269">
        <draw:frame draw:id="id109" presentation:style-name="a626" draw:name="Title 1" svg:x="1.38in" svg:y="0.4in" svg:width="10.6in" svg:height="1.44965in" presentation:class="title" presentation:placeholder="false">
          <draw:text-box>
            <text:p text:style-name="a625" text:class-names="" text:cond-style-name=""><text:span text:style-name="a623" text:class-names="">LOVING (15:9-17)<text:s text:c="1"/></text:span><text:span text:style-name="a624" text:class-names=""/></text:p>
          </draw:text-box>
          <svg:title/>
          <svg:desc/>
        </draw:frame>
        <draw:frame draw:id="id110" presentation:style-name="a639" draw:name="Text Placeholder 2" svg:x="1.38in" svg:y="2in" svg:width="9.4in" svg:height="4.75868in" presentation:class="outline" presentation:placeholder="false">
          <draw:text-box>
            <text:list text:style-name="a629">
              <text:list-item>
                <text:p text:style-name="a628" text:class-names="" text:cond-style-name=""><text:span text:style-name="a627" text:class-names=""><text:s text:c="1"/>The priority (15:9-12)<text:s text:c="1"/></text:span></text:p>
              </text:list-item>
            </text:list>
            <text:list text:style-name="a632">
              <text:list-item>
                <text:p text:style-name="a631" text:class-names="" text:cond-style-name=""><text:span text:style-name="a630" text:class-names=""><text:s text:c="1"/>The proof (15:13-15)<text:s text:c="1"/></text:span></text:p>
              </text:list-item>
            </text:list>
            <text:list text:style-name="a635">
              <text:list-item>
                <text:p text:style-name="a634" text:class-names="" text:cond-style-name=""><text:span text:style-name="a633" text:class-names=""><text:s text:c="1"/>The promises (15:16-17)<text:s text:c="1"/></text:span></text:p>
              </text:list-item>
            </text:list>
            <text:list text:style-name="a638">
              <text:list-item>
                <text:p text:style-name="a637" text:class-names="" text:cond-style-name=""><text:span text:style-name="a636" text:class-names=""/></text:p>
              </text:list-item>
            </text:list>
          </draw:text-box>
          <svg:title/>
          <svg:desc/>
        </draw:frame>
      </draw:page>
      <draw:page draw:name="Slide15" draw:style-name="a640" draw:master-page-name="Master1-Layout12-tx-Title-and-Text" presentation:presentation-page-layout-name="Master1-PPL12" draw:id="Slide-270">
        <draw:frame draw:id="id111" presentation:style-name="a644" draw:name="Title 1" svg:x="1.38in" svg:y="0.4in" svg:width="10.6in" svg:height="1.44965in" presentation:class="title" presentation:placeholder="false">
          <draw:text-box>
            <text:p text:style-name="a643" text:class-names="" text:cond-style-name=""><text:span text:style-name="a641" text:class-names=""><text:s text:c="1"/>The promises (15:16-17)<text:s text:c="1"/></text:span><text:span text:style-name="a642" text:class-names=""/></text:p>
          </draw:text-box>
          <svg:title/>
          <svg:desc/>
        </draw:frame>
        <draw:frame draw:id="id112" presentation:style-name="a654" draw:name="Text Placeholder 2" svg:x="1.38in" svg:y="2in" svg:width="9.4in" svg:height="4.75868in" presentation:class="outline" presentation:placeholder="false">
          <draw:text-box>
            <text:list text:style-name="a647">
              <text:list-item>
                <text:p text:style-name="a646" text:class-names="" text:cond-style-name=""><text:span text:style-name="a645" text:class-names=""><text:s text:c="1"/>Our branches will bear permanent fruit (15:16a).<text:s text:c="1"/></text:span></text:p>
              </text:list-item>
            </text:list>
            <text:list text:style-name="a650">
              <text:list-item>
                <text:p text:style-name="a649" text:class-names="" text:cond-style-name=""><text:span text:style-name="a648" text:class-names=""><text:s text:c="1"/>Our prayers will be answered (15:16b-17).<text:s text:c="1"/></text:span></text:p>
              </text:list-item>
            </text:list>
            <text:list text:style-name="a653">
              <text:list-item>
                <text:p text:style-name="a652" text:class-names="" text:cond-style-name=""><text:span text:style-name="a651" text:class-names=""/></text:p>
              </text:list-item>
            </text:list>
          </draw:text-box>
          <svg:title/>
          <svg:desc/>
        </draw:frame>
      </draw:page>
      <draw:page draw:name="Slide16" draw:style-name="a655" draw:master-page-name="Master1-Layout12-tx-Title-and-Text" presentation:presentation-page-layout-name="Master1-PPL12" draw:id="Slide-271">
        <draw:frame draw:id="id113" presentation:style-name="a659" draw:name="Title 1" svg:x="1.38in" svg:y="0.4in" svg:width="10.6in" svg:height="1.44965in" presentation:class="title" presentation:placeholder="false">
          <draw:text-box>
            <text:p text:style-name="a658" text:class-names="" text:cond-style-name=""><text:span text:style-name="a656" text:class-names="">LOVING (15:9-17)<text:s text:c="1"/></text:span><text:span text:style-name="a657" text:class-names=""/></text:p>
          </draw:text-box>
          <svg:title/>
          <svg:desc/>
        </draw:frame>
        <draw:frame draw:id="id114" presentation:style-name="a672" draw:name="Text Placeholder 2" svg:x="1.38in" svg:y="2in" svg:width="9.4in" svg:height="4.75868in" presentation:class="outline" presentation:placeholder="false">
          <draw:text-box>
            <text:list text:style-name="a662">
              <text:list-item>
                <text:p text:style-name="a661" text:class-names="" text:cond-style-name=""><text:span text:style-name="a660" text:class-names=""><text:s text:c="1"/>The priority (15:9-12)<text:s text:c="1"/></text:span></text:p>
              </text:list-item>
            </text:list>
            <text:list text:style-name="a665">
              <text:list-item>
                <text:p text:style-name="a664" text:class-names="" text:cond-style-name=""><text:span text:style-name="a663" text:class-names=""><text:s text:c="1"/>The proof (15:13-15)<text:s text:c="1"/></text:span></text:p>
              </text:list-item>
            </text:list>
            <text:list text:style-name="a668">
              <text:list-item>
                <text:p text:style-name="a667" text:class-names="" text:cond-style-name=""><text:span text:style-name="a666" text:class-names=""><text:s text:c="1"/>The promises (15:16-17)<text:s text:c="1"/></text:span></text:p>
              </text:list-item>
            </text:list>
            <text:list text:style-name="a671">
              <text:list-item>
                <text:p text:style-name="a670" text:class-names="" text:cond-style-name=""><text:span text:style-name="a669" text:class-names=""/></text:p>
              </text:list-item>
            </text:list>
          </draw:text-box>
          <svg:title/>
          <svg:desc/>
        </draw:frame>
      </draw:page>
      <draw:page draw:name="Slide17" draw:style-name="a673" draw:master-page-name="Master1-Layout12-tx-Title-and-Text" presentation:presentation-page-layout-name="Master1-PPL12" draw:id="Slide-272">
        <draw:frame draw:id="id115" presentation:style-name="a677" draw:name="Title 1" svg:x="1.38in" svg:y="0.4in" svg:width="10.6in" svg:height="1.44965in" presentation:class="title" presentation:placeholder="false">
          <draw:text-box>
            <text:p text:style-name="a676" text:class-names="" text:cond-style-name=""><text:span text:style-name="a674" text:class-names="">JOHN 15</text:span><text:span text:style-name="a675" text:class-names=""/></text:p>
          </draw:text-box>
          <svg:title/>
          <svg:desc/>
        </draw:frame>
        <draw:frame draw:id="id116" presentation:style-name="a690" draw:name="Text Placeholder 2" svg:x="1.38in" svg:y="2in" svg:width="9.4in" svg:height="4.75868in" presentation:class="outline" presentation:placeholder="false">
          <draw:text-box>
            <text:list text:style-name="a680">
              <text:list-item>
                <text:p text:style-name="a679" text:class-names="" text:cond-style-name=""><text:span text:style-name="a678" text:class-names="">FRUIT BEARING (15:1-8)<text:s text:c="1"/></text:span></text:p>
              </text:list-item>
            </text:list>
            <text:list text:style-name="a683">
              <text:list-item>
                <text:p text:style-name="a682" text:class-names="" text:cond-style-name=""><text:span text:style-name="a681" text:class-names="">LOVING (15:9-17)<text:s text:c="1"/></text:span></text:p>
              </text:list-item>
            </text:list>
            <text:list text:style-name="a686">
              <text:list-item>
                <text:p text:style-name="a685" text:class-names="" text:cond-style-name=""><text:span text:style-name="a684" text:class-names="">SUFFERING (15:18-25)<text:s text:c="1"/></text:span></text:p>
              </text:list-item>
            </text:list>
            <text:list text:style-name="a689">
              <text:list-item>
                <text:p text:style-name="a688" text:class-names="" text:cond-style-name=""><text:span text:style-name="a687" text:class-names=""/></text:p>
              </text:list-item>
            </text:list>
          </draw:text-box>
          <svg:title/>
          <svg:desc/>
        </draw:frame>
      </draw:page>
      <draw:page draw:name="Slide18" draw:style-name="a691" draw:master-page-name="Master1-Layout1-title-Title-Slide" presentation:presentation-page-layout-name="Master1-PPL1" draw:id="Slide-273">
        <draw:frame draw:id="id117" presentation:style-name="a695" draw:name="Title 1" svg:x="1.38in" svg:y="0.83in" svg:width="10.3in" svg:height="4.42in" presentation:class="title" presentation:placeholder="false">
          <draw:text-box>
            <text:p text:style-name="a694" text:class-names="" text:cond-style-name=""><text:span text:style-name="a692" text:class-names="">SUFFERING (15:18-25)<text:s text:c="1"/></text:span><text:span text:style-name="a693" text:class-names=""/></text:p>
          </draw:text-box>
          <svg:title/>
          <svg:desc/>
        </draw:frame>
        <draw:frame draw:id="id118" presentation:style-name="a700" draw:name="Subtitle 2" svg:x="1.38in" svg:y="5.25in" svg:width="10.3in" svg:height="1.85in" presentation:class="subtitle" presentation:placeholder="false">
          <draw:text-box>
            <text:p text:style-name="a697" text:class-names="" text:cond-style-name=""><text:span text:style-name="a696" text:class-names=""><text:s text:c="1"/>The facts (15:18-24)<text:s text:c="1"/></text:span></text:p>
            <text:p text:style-name="a699" text:class-names="" text:cond-style-name=""><text:span text:style-name="a698" text:class-names=""/></text:p>
          </draw:text-box>
          <svg:title/>
          <svg:desc/>
        </draw:frame>
      </draw:page>
      <draw:page draw:name="Slide19" draw:style-name="a701" draw:master-page-name="Master1-Layout12-tx-Title-and-Text" presentation:presentation-page-layout-name="Master1-PPL12" draw:id="Slide-274">
        <draw:frame draw:id="id119" presentation:style-name="a705" draw:name="Title 1" svg:x="1.38in" svg:y="0.4in" svg:width="10.6in" svg:height="1.44965in" presentation:class="title" presentation:placeholder="false">
          <draw:text-box>
            <text:p text:style-name="a704" text:class-names="" text:cond-style-name=""><text:span text:style-name="a702" text:class-names=""><text:s text:c="1"/>The facts (15:18-24)<text:s text:c="1"/></text:span><text:span text:style-name="a703" text:class-names=""/></text:p>
          </draw:text-box>
          <svg:title/>
          <svg:desc/>
        </draw:frame>
        <draw:frame draw:id="id120" presentation:style-name="a718" draw:name="Text Placeholder 2" svg:x="1.38in" svg:y="2in" svg:width="9.4in" svg:height="4.75868in" presentation:class="outline" presentation:placeholder="false">
          <draw:text-box>
            <text:list text:style-name="a708">
              <text:list-item>
                <text:p text:style-name="a707" text:class-names="" text:cond-style-name=""><text:span text:style-name="a706" text:class-names=""><text:s text:c="1"/>All Christians will be hated because Christ was hated (15:18-19).<text:s text:c="1"/></text:span></text:p>
              </text:list-item>
            </text:list>
            <text:list text:style-name="a711">
              <text:list-item>
                <text:p text:style-name="a710" text:class-names="" text:cond-style-name=""><text:span text:style-name="a709" text:class-names=""><text:s text:c="1"/>No servant is greater than his master (15:20-21).<text:s text:c="1"/></text:span></text:p>
              </text:list-item>
            </text:list>
            <text:list text:style-name="a714">
              <text:list-item>
                <text:p text:style-name="a713" text:class-names="" text:cond-style-name=""><text:span text:style-name="a712" text:class-names=""><text:s text:c="1"/>The reason for this hatred is Jesus' fearless preaching against sin (15:22-24).<text:s text:c="1"/></text:span></text:p>
              </text:list-item>
            </text:list>
            <text:list text:style-name="a717">
              <text:list-item>
                <text:p text:style-name="a716" text:class-names="" text:cond-style-name=""><text:span text:style-name="a715" text:class-names=""/></text:p>
              </text:list-item>
            </text:list>
          </draw:text-box>
          <svg:title/>
          <svg:desc/>
        </draw:frame>
      </draw:page>
      <draw:page draw:name="Slide20" draw:style-name="a719" draw:master-page-name="Master1-Layout12-tx-Title-and-Text" presentation:presentation-page-layout-name="Master1-PPL12" draw:id="Slide-275">
        <draw:frame draw:id="id121" presentation:style-name="a723" draw:name="Title 1" svg:x="1.38in" svg:y="0.4in" svg:width="10.6in" svg:height="1.44965in" presentation:class="title" presentation:placeholder="false">
          <draw:text-box>
            <text:p text:style-name="a722" text:class-names="" text:cond-style-name=""><text:span text:style-name="a720" text:class-names="">SUFFERING (15:18-25)<text:s text:c="1"/></text:span><text:span text:style-name="a721" text:class-names=""/></text:p>
          </draw:text-box>
          <svg:title/>
          <svg:desc/>
        </draw:frame>
        <draw:frame draw:id="id122" presentation:style-name="a733" draw:name="Text Placeholder 2" svg:x="1.38in" svg:y="2in" svg:width="9.4in" svg:height="4.75868in" presentation:class="outline" presentation:placeholder="false">
          <draw:text-box>
            <text:list text:style-name="a726">
              <text:list-item>
                <text:p text:style-name="a725" text:class-names="" text:cond-style-name=""><text:span text:style-name="a724" text:class-names=""><text:s text:c="1"/>The facts (15:18-24)<text:s text:c="1"/></text:span></text:p>
              </text:list-item>
            </text:list>
            <text:list text:style-name="a729">
              <text:list-item>
                <text:p text:style-name="a728" text:class-names="" text:cond-style-name=""><text:span text:style-name="a727" text:class-names=""><text:s text:c="1"/>The foretelling (15:25):<text:s text:c="1"/></text:span></text:p>
              </text:list-item>
            </text:list>
            <text:list text:style-name="a732">
              <text:list-item>
                <text:p text:style-name="a731" text:class-names="" text:cond-style-name=""><text:span text:style-name="a730" text:class-names=""/></text:p>
              </text:list-item>
            </text:list>
          </draw:text-box>
          <svg:title/>
          <svg:desc/>
        </draw:frame>
      </draw:page>
      <draw:page draw:name="Slide21" draw:style-name="a734" draw:master-page-name="Master1-Layout12-tx-Title-and-Text" presentation:presentation-page-layout-name="Master1-PPL12" draw:id="Slide-276">
        <draw:frame draw:id="id123" presentation:style-name="a738" draw:name="Title 1" svg:x="1.38in" svg:y="0.4in" svg:width="10.6in" svg:height="1.44965in" presentation:class="title" presentation:placeholder="false">
          <draw:text-box>
            <text:p text:style-name="a737" text:class-names="" text:cond-style-name=""><text:span text:style-name="a735" text:class-names="">JOHN 15</text:span><text:span text:style-name="a736" text:class-names=""/></text:p>
          </draw:text-box>
          <svg:title/>
          <svg:desc/>
        </draw:frame>
        <draw:frame draw:id="id124" presentation:style-name="a754" draw:name="Text Placeholder 2" svg:x="1.38in" svg:y="2in" svg:width="9.4in" svg:height="4.75868in" presentation:class="outline" presentation:placeholder="false">
          <draw:text-box>
            <text:list text:style-name="a741">
              <text:list-item>
                <text:p text:style-name="a740" text:class-names="" text:cond-style-name=""><text:span text:style-name="a739" text:class-names="">FRUIT BEARING (15:1-8)<text:s text:c="1"/></text:span></text:p>
              </text:list-item>
            </text:list>
            <text:list text:style-name="a744">
              <text:list-item>
                <text:p text:style-name="a743" text:class-names="" text:cond-style-name=""><text:span text:style-name="a742" text:class-names="">LOVING (15:9-17)<text:s text:c="1"/></text:span></text:p>
              </text:list-item>
            </text:list>
            <text:list text:style-name="a747">
              <text:list-item>
                <text:p text:style-name="a746" text:class-names="" text:cond-style-name=""><text:span text:style-name="a745" text:class-names="">SUFFERING (15:18-25)<text:s text:c="1"/></text:span></text:p>
              </text:list-item>
            </text:list>
            <text:list text:style-name="a750">
              <text:list-item>
                <text:p text:style-name="a749" text:class-names="" text:cond-style-name=""><text:span text:style-name="a748" text:class-names="">WITNESSING (15:26-27):<text:s text:c="1"/></text:span></text:p>
              </text:list-item>
            </text:list>
            <text:list text:style-name="a753">
              <text:list-item>
                <text:p text:style-name="a752" text:class-names="" text:cond-style-name=""><text:span text:style-name="a751" text:class-names=""/></text:p>
              </text:list-item>
            </text:list>
          </draw:text-box>
          <svg:title/>
          <svg:desc/>
        </draw:frame>
      </draw:page>
      <draw:page draw:name="Slide22" draw:style-name="a755" draw:master-page-name="Master1-Layout12-tx-Title-and-Text" presentation:presentation-page-layout-name="Master1-PPL12" draw:id="Slide-277">
        <draw:frame draw:id="id125" presentation:style-name="a759" draw:name="Title 1" svg:x="1.38in" svg:y="0.4in" svg:width="10.6in" svg:height="1.44965in" presentation:class="title" presentation:placeholder="false">
          <draw:text-box>
            <text:p text:style-name="a758" text:class-names="" text:cond-style-name=""><text:span text:style-name="a756" text:class-names="">WITNESSING (15:26-27):<text:s text:c="1"/></text:span><text:span text:style-name="a757" text:class-names=""/></text:p>
          </draw:text-box>
          <svg:title/>
          <svg:desc/>
        </draw:frame>
        <draw:frame draw:id="id126" presentation:style-name="a769" draw:name="Text Placeholder 2" svg:x="1.38in" svg:y="2in" svg:width="9.4in" svg:height="4.75868in" presentation:class="outline" presentation:placeholder="false">
          <draw:text-box>
            <text:list text:style-name="a762">
              <text:list-item>
                <text:p text:style-name="a761" text:class-names="" text:cond-style-name=""><text:span text:style-name="a760" text:class-names=""><text:s text:c="1"/>The Holy Spirit will soon witness to the disciples concerning the Savior (15:26).<text:s text:c="1"/></text:span></text:p>
              </text:list-item>
            </text:list>
            <text:list text:style-name="a765">
              <text:list-item>
                <text:p text:style-name="a764" text:class-names="" text:cond-style-name=""><text:span text:style-name="a763" text:class-names=""><text:s text:c="1"/>The disciples should then witness to the world concerning the Savior (15:27).<text:s text:c="1"/></text:span></text:p>
              </text:list-item>
            </text:list>
            <text:list text:style-name="a768">
              <text:list-item>
                <text:p text:style-name="a767" text:class-names="" text:cond-style-name=""><text:span text:style-name="a766" text:class-names=""/></text:p>
              </text:list-item>
            </text:list>
          </draw:text-box>
          <svg:title/>
          <svg:desc/>
        </draw:frame>
      </draw:page>
      <draw:page draw:name="Slide23" draw:style-name="a770" draw:master-page-name="Master1-Layout12-tx-Title-and-Text" presentation:presentation-page-layout-name="Master1-PPL12" draw:id="Slide-278">
        <draw:frame draw:id="id127" presentation:style-name="a774" draw:name="Title 1" svg:x="1.38in" svg:y="0.4in" svg:width="10.6in" svg:height="1.44965in" presentation:class="title" presentation:placeholder="false">
          <draw:text-box>
            <text:p text:style-name="a773" text:class-names="" text:cond-style-name=""><text:span text:style-name="a771" text:class-names="">JOHN 15</text:span><text:span text:style-name="a772" text:class-names=""/></text:p>
          </draw:text-box>
          <svg:title/>
          <svg:desc/>
        </draw:frame>
        <draw:frame draw:id="id128" presentation:style-name="a790" draw:name="Text Placeholder 2" svg:x="1.38in" svg:y="2in" svg:width="9.4in" svg:height="4.75868in" presentation:class="outline" presentation:placeholder="false">
          <draw:text-box>
            <text:list text:style-name="a777">
              <text:list-item>
                <text:p text:style-name="a776" text:class-names="" text:cond-style-name=""><text:span text:style-name="a775" text:class-names="">FRUIT BEARING (15:1-8)<text:s text:c="1"/></text:span></text:p>
              </text:list-item>
            </text:list>
            <text:list text:style-name="a780">
              <text:list-item>
                <text:p text:style-name="a779" text:class-names="" text:cond-style-name=""><text:span text:style-name="a778" text:class-names="">LOVING (15:9-17)<text:s text:c="1"/></text:span></text:p>
              </text:list-item>
            </text:list>
            <text:list text:style-name="a783">
              <text:list-item>
                <text:p text:style-name="a782" text:class-names="" text:cond-style-name=""><text:span text:style-name="a781" text:class-names="">SUFFERING (15:18-25)<text:s text:c="1"/></text:span></text:p>
              </text:list-item>
            </text:list>
            <text:list text:style-name="a786">
              <text:list-item>
                <text:p text:style-name="a785" text:class-names="" text:cond-style-name=""><text:span text:style-name="a784" text:class-names="">WITNESSING (15:26-27):<text:s text:c="1"/></text:span></text:p>
              </text:list-item>
            </text:list>
            <text:list text:style-name="a789">
              <text:list-item>
                <text:p text:style-name="a788" text:class-names="" text:cond-style-name=""><text:span text:style-name="a787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JOHN 15</dc:title>
    <meta:initial-creator>David STRICKLAND</meta:initial-creator>
    <dc:creator>David STRICKLAND</dc:creator>
    <meta:creation-date>2020-02-22T19:29:07Z</meta:creation-date>
    <dc:date>2020-02-22T19:29:07Z</dc:date>
    <meta:template xlink:href="BibleStudy" xlink:type="simple"/>
    <meta:editing-cycles>1</meta:editing-cycles>
    <meta:editing-duration>PT0S</meta:editing-duration>
    <meta:document-statistic meta:paragraph-count="77" meta:word-count="525"/>
  </office:meta>
</office:document-meta>
</file>